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5.52">
            <text:p>5.52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21.49">
            <text:p>21.49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5205">
            <text:p>5205</text:p>
          </table:table-cell>
          <table:table-cell table:style-name="ce21" office:value-type="float" office:value="70.47">
            <text:p>70.4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6576">
            <text:p>6576</text:p>
          </table:table-cell>
          <table:table-cell table:style-name="ce21" office:value-type="float" office:value="89.03">
            <text:p>89.0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1143">
            <text:p>11143</text:p>
          </table:table-cell>
          <table:table-cell table:style-name="ce21" office:value-type="float" office:value="150.86">
            <text:p>150.86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86805">
            <text:p>86805</text:p>
          </table:table-cell>
          <table:table-cell table:style-name="ce21" office:value-type="float" office:value="1175.22">
            <text:p>1175.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567">
            <text:p>1567</text:p>
          </table:table-cell>
          <table:table-cell table:style-name="ce21" office:value-type="float" office:value="21.21">
            <text:p>21.2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.18">
            <text:p>1.1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7997">
            <text:p>27997</text:p>
          </table:table-cell>
          <table:table-cell table:style-name="ce21" office:value-type="float" office:value="379.04">
            <text:p>379.0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65177">
            <text:p>165177</text:p>
          </table:table-cell>
          <table:table-cell table:style-name="ce21" office:value-type="float" office:value="2236.26">
            <text:p>2236.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7566">
            <text:p>17566</text:p>
          </table:table-cell>
          <table:table-cell table:style-name="ce21" office:value-type="float" office:value="237.82">
            <text:p>237.8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8334">
            <text:p>8334</text:p>
          </table:table-cell>
          <table:table-cell table:style-name="ce21" office:value-type="float" office:value="112.83">
            <text:p>112.83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4413">
            <text:p>14413</text:p>
          </table:table-cell>
          <table:table-cell table:style-name="ce21" office:value-type="float" office:value="195.13">
            <text:p>195.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929">
            <text:p>2929</text:p>
          </table:table-cell>
          <table:table-cell table:style-name="ce21" office:value-type="float" office:value="39.65">
            <text:p>39.6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289">
            <text:p>1289</text:p>
          </table:table-cell>
          <table:table-cell table:style-name="ce21" office:value-type="float" office:value="17.45">
            <text:p>17.45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91284">
            <text:p>91284</text:p>
          </table:table-cell>
          <table:table-cell table:style-name="ce21" office:value-type="float" office:value="1235.86">
            <text:p>1235.86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36623">
            <text:p>36623</text:p>
          </table:table-cell>
          <table:table-cell table:style-name="ce21" office:value-type="float" office:value="495.82">
            <text:p>495.82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3.44">
            <text:p>3.4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.21">
            <text:p>2.2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.12">
            <text:p>1.1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12.21">
            <text:p>12.2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9443">
            <text:p>9443</text:p>
          </table:table-cell>
          <table:table-cell table:style-name="ce21" office:value-type="float" office:value="127.84">
            <text:p>127.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